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2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3</text:p>
          </table:table-cell>
          <table:table-cell office:value-type="string" calcext:value-type="string">
            <text:p>0x020d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Dense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ENSE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3:08:41.784035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6-18T03:30:48.381116613</dc:date>
    <meta:editing-duration>P7DT6H17M25S</meta:editing-duration>
    <meta:editing-cycles>60</meta:editing-cycles>
    <meta:generator>LibreOffice/6.1.4.2$Linux_X86_64 LibreOffice_project/10$Build-2</meta:generator>
    <meta:document-statistic meta:table-count="6" meta:cell-count="729" meta:object-count="0"/>
  </office:meta>
</office:document-meta>
</file>